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4.84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3"/>
          <table:table-cell table:style-name="ce178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4" calcext:value-type="float">
            <text:p>3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4" calcext:value-type="float">
            <text:p>4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 : implémentation descente de gradient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>
            <text:p>Projet P3: ADD + dataviz → nécessité modélisation/régression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185" office:value-type="string" calcext:value-type="string">
            <text:p>Application à titanic (+ régression linéaire ?)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ce208" office:value-type="string" calcext:value-type="string">
            <text:p>Lun</text:p>
          </table:table-cell>
          <table:table-cell table:style-name="ce208" office:value-type="float" office:value="17" calcext:value-type="float">
            <text:p>1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21" office:value-type="string" calcext:value-type="string">
            <text:p>Projet P3: réponse à la problématique via une régression linéair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ce208" office:value-type="string" calcext:value-type="string">
            <text:p>Mar</text:p>
          </table:table-cell>
          <table:table-cell table:style-name="ce208" office:value-type="float" office:value="18" calcext:value-type="float">
            <text:p>1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ce223" office:value-type="string" calcext:value-type="string">
            <text:p>Mer</text:p>
          </table:table-cell>
          <table:table-cell table:style-name="ce223" office:value-type="float" office:value="19" calcext:value-type="float">
            <text:p>19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ce223" office:value-type="string" calcext:value-type="string">
            <text:p>Jeu</text:p>
          </table:table-cell>
          <table:table-cell table:style-name="ce223" office:value-type="float" office:value="20" calcext:value-type="float">
            <text:p>20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1" calcext:value-type="float">
            <text:p>21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184" office:value-type="string" calcext:value-type="string">
            <text:p>Projet P3 : présentation</text:p>
          </table:table-cell>
          <table:table-cell table:style-name="ce184" office:value-type="string" calcext:value-type="string">
            <text:p>ML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2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 office:value-type="string" calcext:value-type="string">
            <text:p>régularisati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feature scaling</text:p>
          </table:table-cell>
          <table:table-cell table:style-name="ce21" office:value-type="string" calcext:value-type="string">
            <text:p>features scal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221" office:value-type="string" calcext:value-type="string" table:number-columns-spanned="2" table:number-rows-spanned="4">
            <text:p>Deep Learning : ANN + computer vision</text:p>
          </table:table-cell>
          <table:covered-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180" table:number-columns-repeated="5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3"/>
          <table:table-cell table:style-name="ce178" table:number-columns-repeated="2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4"/>
          <table:table-cell table:style-name="ce216" table:number-columns-repeated="2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4"/>
          <table:table-cell table:style-name="ce216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6"/>
          <table:table-cell table:style-name="ce55"/>
          <table:table-cell table:style-name="ce229"/>
          <table:table-cell table:style-name="ce55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6"/>
          <table:table-cell table:style-name="ce129"/>
          <table:table-cell table:style-name="ce229" table:number-columns-repeated="2"/>
          <table:table-cell table:style-name="ce1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6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26"/>
          <table:table-cell table:style-name="ce129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6"/>
          <table:table-cell table:style-name="ce55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26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26"/>
          <table:table-cell table:style-name="ce55"/>
          <table:table-cell table:style-name="ce129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26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 table:number-columns-repeated="2"/>
          <table:table-cell table:style-name="ce229"/>
          <table:table-cell table:style-name="ce226"/>
          <table:table-cell table:style-name="ce5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55" table:number-columns-repeated="2"/>
          <table:table-cell table:style-name="ce224"/>
          <table:table-cell table:style-name="ce226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3"/>
          <table:table-cell table:style-name="ce226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55"/>
          <table:table-cell table:style-name="ce22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/>
          <table:table-cell table:style-name="ce224" table:number-columns-repeated="2"/>
          <table:table-cell table:style-name="ce243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55"/>
          <table:table-cell table:style-name="ce225" table:number-columns-repeated="2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55"/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1eb16ced50a80b7125fabf09652dbb09393766d2</meta:generator>
    <meta:creation-date>2019-10-24T11:03:45Z</meta:creation-date>
    <dc:date>2021-11-02T08:54:32.112028852</dc:date>
    <meta:editing-cycles>456</meta:editing-cycles>
    <meta:editing-duration>PT20H55M14S</meta:editing-duration>
    <meta:document-statistic meta:table-count="19" meta:cell-count="838" meta:object-count="0"/>
  </office:meta>
</office:document-meta>
</file>